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s Sans" svg:font-family="'Liberations Sans'" style:font-family-generic="swiss"/>
    <style:font-face style:name="AnjaliOldLipi" svg:font-family="AnjaliOldLip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4.1201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5.2138in"/>
    </style:style>
    <style:style style:name="co6" style:family="table-column">
      <style:table-column-properties fo:break-before="auto" style:column-width="3.2945in"/>
    </style:style>
    <style:style style:name="co7" style:family="table-column">
      <style:table-column-properties fo:break-before="auto" style:column-width="1.4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12121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12121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12121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ndre/gdrive/maker/g&amp;l/pcb/GLOW/preamp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04 May 2022 04:34:23 PM C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4-6f826c9f35~116~ubuntu20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/>
        </table:table-row>
        <table:table-row table:style-name="ro1">
          <table:table-cell office:value-type="string" calcext:value-type="string">
            <text:p>C1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Polarized 1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</text:p>
          </table:table-cell>
          <table:table-cell table:style-name="ce1" office:value-type="string" calcext:value-type="string">
            <text:p>Panasonic</text:p>
          </table:table-cell>
          <table:table-cell table:style-name="ce2" office:value-type="string" calcext:value-type="string">
            <text:p>EEU-FC2A100B </text:p>
          </table:table-cell>
        </table:table-row>
        <table:table-row table:style-name="ro2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4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3" office:value-type="string" calcext:value-type="string">
            <text:p><text:span text:style-name="T1">FKP2D002201D00HSSD</text:span></text:p>
          </table:table-cell>
        </table:table-row>
        <table:table-row table:style-name="ro2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 ( originally 200p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4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3" office:value-type="string" calcext:value-type="string">
            <text:p><text:span text:style-name="T1">FKP2D002201D00HSSD  </text:span></text:p>
          </table:table-cell>
        </table:table-row>
        <table:table-row table:style-name="ro1">
          <table:table-cell office:value-type="string" calcext:value-type="string">
            <text:p>C4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D024701C00JO00 </text:p>
          </table:table-cell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D021001B00JC00 <text:s/></text:p>
          </table:table-cell>
        </table:table-row>
        <table:table-row table:style-name="ro1">
          <table:table-cell office:value-type="string" calcext:value-type="string">
            <text:p>C6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G011001B00JSSD </text:p>
          </table:table-cell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D021501B00JSSD</text:p>
          </table:table-cell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4" office:value-type="string" calcext:value-type="string">
            <text:p><text:span text:style-name="T1">MKP2J012201B00KSSD</text:span>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21K5</text:p>
          </table:table-cell>
        </table:table-row>
        <table:table-row table:style-name="ro1">
          <table:table-cell office:value-type="string" calcext:value-type="string">
            <text:p>R3, R4, R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M</text:p>
          </table:table-cell>
        </table:table-row>
        <table:table-row table:style-name="ro1">
          <table:table-cell office:value-type="string" calcext:value-type="string">
            <text:p>R5, R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K</text:p>
          </table:table-cell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M5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221K</text:p>
          </table:table-cell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00K</text:p>
          </table:table-cell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0K</text:p>
          </table:table-cell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27K4</text:p>
          </table:table-cell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0M</text:p>
          </table:table-cell>
        </table:table-row>
        <table:table-row table:style-name="ro1">
          <table:table-cell office:value-type="string" calcext:value-type="string">
            <text:p>S1, S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PDT ON,ON,ON</text:p>
          </table:table-cell>
          <table:table-cell office:value-type="string" calcext:value-type="string">
            <text:p>Switch_toggle:DPDT M2044SS1W01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NKK Switches</text:p>
          </table:table-cell>
          <table:table-cell table:style-name="ce6" office:value-type="string" calcext:value-type="string">
            <text:p>M2024SS1W01 </text:p>
          </table:table-cell>
        </table:table-row>
        <table:table-row table:style-name="ro1">
          <table:table-cell office:value-type="string" calcext:value-type="string">
            <text:p>S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PDT ON,ON,ON</text:p>
          </table:table-cell>
          <table:table-cell office:value-type="string" calcext:value-type="string">
            <text:p>G&amp;L:4PDT M2044SS1W01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NKK Switches</text:p>
          </table:table-cell>
          <table:table-cell table:style-name="ce6" office:value-type="string" calcext:value-type="string">
            <text:p>M2044SS1W01 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250</text:p>
          </table:table-cell>
          <table:table-cell office:value-type="string" calcext:value-type="string">
            <text:p>Package_DIP:DIP-8_W7.62mm_Socket</text:p>
          </table:table-cell>
          <table:table-cell office:value-type="string" calcext:value-type="string">
            <text:p>Programmable Operational Amplifier, DIP-8/SOIC-8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LM4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s Sans" svg:font-family="'Liberations Sans'" style:font-family-generic="swiss"/>
    <style:font-face style:name="AnjaliOldLipi" svg:font-family="AnjaliOldLip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17:15:18.747582845</dc:date>
    <meta:editing-duration>PT29M25S</meta:editing-duration>
    <meta:editing-cycles>1</meta:editing-cycles>
    <meta:document-statistic meta:table-count="1" meta:cell-count="177" meta:object-count="0"/>
    <meta:generator>LibreOffice/6.4.7.2$Linux_X86_64 LibreOffice_project/40$Build-2</meta:generator>
  </office:meta>
</office:document-meta>
</file>